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d4f" officeooo:paragraph-rsid="0017ad4f"/>
    </style:style>
    <style:style style:name="P2" style:family="paragraph" style:parent-style-name="Standard" style:list-style-name="L1">
      <style:text-properties officeooo:rsid="0017ad4f" officeooo:paragraph-rsid="0017ad4f"/>
    </style:style>
    <style:style style:name="P3" style:family="paragraph" style:parent-style-name="Standard" style:list-style-name="L1">
      <style:text-properties officeooo:rsid="0018b0cc" officeooo:paragraph-rsid="0018b0cc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ueodo code:</text:p>
      <text:p text:style-name="P1"/>
      <text:list xml:id="list2579945296036427609" text:style-name="L1">
        <text:list-item>
          <text:p text:style-name="P2">Read the csv file<text:line-break/></text:p>
        </text:list-item>
        <text:list-item>
          <text:p text:style-name="P2">set the first row as the reference signal<text:line-break/></text:p>
        </text:list-item>
        <text:list-item>
          <text:p text:style-name="P2">set min = 20, max = 80<text:line-break/></text:p>
        </text:list-item>
        <text:list-item>
          <text:p text:style-name="P2">set min_MSE = MSE of reference signal<text:line-break/><text:line-break/>calculate MSE of other signals<text:line-break/> if MSE is smaller than min_MSE then set that as min_MSE<text:line-break/> set that as best match signal<text:line-break/></text:p>
        </text:list-item>
        <text:list-item>
          <text:p text:style-name="P2">Now calculate the shifts of all signal by finding intensity in range of 0.3 to 0.7<text:line-break/></text:p>
        </text:list-item>
        <text:list-item>
          <text:p text:style-name="P2">Find average End Expiration by sorting shifts and taking avg of smallest 20% </text:p>
          <text:p text:style-name="P2"/>
        </text:list-item>
        <text:list-item>
          <text:p text:style-name="P2">Finding End Expiration window by selecting shifts which are within +-5 mm to avg <text:s/>End Expiration</text:p>
          <text:p text:style-name="P2"/>
        </text:list-item>
        <text:list-item>
          <text:p text:style-name="P3">Giving these measurement as flag = 1 and to rest measurement, a flag = 0 <text:line-break/>also assign their shift value<text:line-break/></text:p>
        </text:list-item>
        <text:list-item>
          <text:p text:style-name="P3">write these in a text file<text:line-break/></text:p>
        </text:list-item>
        <text:list-item>
          <text:p text:style-name="P3">Plot average shift during the end-expiration window, the number of measurements acquired within the end-expiration window</text:p>
          <text:p text:style-name="P3"><text:s/></text:p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0:12:15.801885978</meta:creation-date>
    <dc:date>2017-11-29T10:22:23.213605880</dc:date>
    <meta:editing-duration>PT10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47" meta:character-count="784" meta:non-whitespace-character-count="644"/>
  </office:meta>
</office:document-meta>
</file>